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0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0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3">
      <style:table-cell-properties style:rotation-align="none"/>
    </style:style>
    <style:style style:name="ce4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1">
      <style:table-cell-properties style:rotation-align="none"/>
    </style:style>
    <style:style style:name="ce5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2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0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0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48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20" office:value-type="string" calcext:value-type="string">
            <text:p>Hombre</text:p>
          </table:table-cell>
          <table:table-cell table:style-name="ce20" office:value-type="string" calcext:value-type="string">
            <text:p>Mujer</text:p>
          </table:table-cell>
          <table:table-cell table:style-name="ce20" office:value-type="string" calcext:value-type="string">
            <text:p>Total general</text:p>
          </table:table-cell>
          <table:table-cell table:style-name="ce45" office:value-type="string" calcext:value-type="string">
            <text:p>% <text:s/>sobre el total</text:p>
          </table:table-cell>
          <table:table-cell table:style-name="ce45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B3]+[.C3]" office:value-type="float" office:value="5" calcext:value-type="float">
            <text:p>5</text:p>
          </table:table-cell>
          <table:table-cell table:style-name="ce46" table:formula="of:=[.D3]/[.$D$12]" office:value-type="percentage" office:value="0.00508130081300813" calcext:value-type="percentage">
            <text:p>0,5%</text:p>
          </table:table-cell>
          <table:table-cell table:style-name="ce52" table:formula="of:=[.E3]" office:value-type="percentage" office:value="0.00508130081300813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2" office:value-type="float" office:value="57" calcext:value-type="float">
            <text:p>57</text:p>
          </table:table-cell>
          <table:table-cell table:style-name="ce34" office:value-type="float" office:value="54" calcext:value-type="float">
            <text:p>54</text:p>
          </table:table-cell>
          <table:table-cell table:style-name="ce39" table:formula="of:=[.B4]+[.C4]" office:value-type="float" office:value="111" calcext:value-type="float">
            <text:p>111</text:p>
          </table:table-cell>
          <table:table-cell table:style-name="ce46" table:formula="of:=[.D4]/[.$D$12]" office:value-type="percentage" office:value="0.11280487804878" calcext:value-type="percentage">
            <text:p>11,3%</text:p>
          </table:table-cell>
          <table:table-cell table:style-name="ce53" table:formula="of:=[.F3]+[.E4]" office:value-type="percentage" office:value="0.117886178861789" calcext:value-type="percentage">
            <text:p>1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2" office:value-type="float" office:value="60" calcext:value-type="float">
            <text:p>60</text:p>
          </table:table-cell>
          <table:table-cell table:style-name="ce34" office:value-type="float" office:value="47" calcext:value-type="float">
            <text:p>47</text:p>
          </table:table-cell>
          <table:table-cell table:style-name="ce39" table:formula="of:=[.B5]+[.C5]" office:value-type="float" office:value="107" calcext:value-type="float">
            <text:p>107</text:p>
          </table:table-cell>
          <table:table-cell table:style-name="ce46" table:formula="of:=[.D5]/[.$D$12]" office:value-type="percentage" office:value="0.108739837398374" calcext:value-type="percentage">
            <text:p>10,9%</text:p>
          </table:table-cell>
          <table:table-cell table:style-name="ce52" table:formula="of:=[.F4]+[.E5]" office:value-type="percentage" office:value="0.226626016260163" calcext:value-type="percentage">
            <text:p>2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2" office:value-type="float" office:value="56" calcext:value-type="float">
            <text:p>56</text:p>
          </table:table-cell>
          <table:table-cell table:style-name="ce34" office:value-type="float" office:value="63" calcext:value-type="float">
            <text:p>63</text:p>
          </table:table-cell>
          <table:table-cell table:style-name="ce39" table:formula="of:=[.B6]+[.C6]" office:value-type="float" office:value="119" calcext:value-type="float">
            <text:p>119</text:p>
          </table:table-cell>
          <table:table-cell table:style-name="ce46" table:formula="of:=[.D6]/[.$D$12]" office:value-type="percentage" office:value="0.120934959349593" calcext:value-type="percentage">
            <text:p>12,1%</text:p>
          </table:table-cell>
          <table:table-cell table:style-name="ce54" table:formula="of:=[.F5]+[.E6]" office:value-type="percentage" office:value="0.347560975609756" calcext:value-type="percentage">
            <text:p>3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2" office:value-type="float" office:value="59" calcext:value-type="float">
            <text:p>59</text:p>
          </table:table-cell>
          <table:table-cell table:style-name="ce34" office:value-type="float" office:value="72" calcext:value-type="float">
            <text:p>72</text:p>
          </table:table-cell>
          <table:table-cell table:style-name="ce39" table:formula="of:=[.B7]+[.C7]" office:value-type="float" office:value="131" calcext:value-type="float">
            <text:p>131</text:p>
          </table:table-cell>
          <table:table-cell table:style-name="ce46" table:formula="of:=[.D7]/[.$D$12]" office:value-type="percentage" office:value="0.133130081300813" calcext:value-type="percentage">
            <text:p>13,3%</text:p>
          </table:table-cell>
          <table:table-cell table:style-name="ce54" table:formula="of:=[.F6]+[.E7]" office:value-type="percentage" office:value="0.480691056910569" calcext:value-type="percentage">
            <text:p>4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2" office:value-type="float" office:value="73" calcext:value-type="float">
            <text:p>73</text:p>
          </table:table-cell>
          <table:table-cell table:style-name="ce34" office:value-type="float" office:value="99" calcext:value-type="float">
            <text:p>99</text:p>
          </table:table-cell>
          <table:table-cell table:style-name="ce39" table:formula="of:=[.B8]+[.C8]" office:value-type="float" office:value="172" calcext:value-type="float">
            <text:p>172</text:p>
          </table:table-cell>
          <table:table-cell table:style-name="ce46" table:formula="of:=[.D8]/[.$D$12]" office:value-type="percentage" office:value="0.17479674796748" calcext:value-type="percentage">
            <text:p>17,5%</text:p>
          </table:table-cell>
          <table:table-cell table:style-name="ce52" table:formula="of:=[.F7]+[.E8]" office:value-type="percentage" office:value="0.655487804878049" calcext:value-type="percentage">
            <text:p>6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2" office:value-type="float" office:value="77" calcext:value-type="float">
            <text:p>77</text:p>
          </table:table-cell>
          <table:table-cell table:style-name="ce34" office:value-type="float" office:value="63" calcext:value-type="float">
            <text:p>63</text:p>
          </table:table-cell>
          <table:table-cell table:style-name="ce39" table:formula="of:=[.B9]+[.C9]" office:value-type="float" office:value="140" calcext:value-type="float">
            <text:p>140</text:p>
          </table:table-cell>
          <table:table-cell table:style-name="ce46" table:formula="of:=[.D9]/[.$D$12]" office:value-type="percentage" office:value="0.142276422764228" calcext:value-type="percentage">
            <text:p>14,2%</text:p>
          </table:table-cell>
          <table:table-cell table:style-name="ce52" table:formula="of:=[.F8]+[.E9]" office:value-type="percentage" office:value="0.797764227642277" calcext:value-type="percentage">
            <text:p>8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2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9" table:formula="of:=[.B10]+[.C10]" office:value-type="float" office:value="75" calcext:value-type="float">
            <text:p>75</text:p>
          </table:table-cell>
          <table:table-cell table:style-name="ce46" table:formula="of:=[.D10]/[.$D$12]" office:value-type="percentage" office:value="0.076219512195122" calcext:value-type="percentage">
            <text:p>7,6%</text:p>
          </table:table-cell>
          <table:table-cell table:style-name="ce52" table:formula="of:=[.F9]+[.E10]" office:value-type="percentage" office:value="0.873983739837398" calcext:value-type="percentage">
            <text:p>8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2" office:value-type="float" office:value="50" calcext:value-type="float">
            <text:p>50</text:p>
          </table:table-cell>
          <table:table-cell table:style-name="ce34" office:value-type="float" office:value="74" calcext:value-type="float">
            <text:p>74</text:p>
          </table:table-cell>
          <table:table-cell table:style-name="ce39" table:formula="of:=[.B11]+[.C11]" office:value-type="float" office:value="124" calcext:value-type="float">
            <text:p>124</text:p>
          </table:table-cell>
          <table:table-cell table:style-name="ce47" table:formula="of:=[.D11]/[.$D$12]" office:value-type="percentage" office:value="0.126016260162602" calcext:value-type="percentage">
            <text:p>12,6%</text:p>
          </table:table-cell>
          <table:table-cell table:style-name="ce52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3" table:formula="of:=SUM([.B3:.B11])" office:value-type="float" office:value="472" calcext:value-type="float">
            <text:p>472</text:p>
          </table:table-cell>
          <table:table-cell table:style-name="ce23" table:formula="of:=SUM([.C3:.C11])" office:value-type="float" office:value="512" calcext:value-type="float">
            <text:p>512</text:p>
          </table:table-cell>
          <table:table-cell table:style-name="ce40" table:formula="of:=SUM([.D3:.D11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4" table:formula="of:=[.B12]/[.D12]" office:value-type="percentage" office:value="0.479674796747968" calcext:value-type="percentage">
            <text:p>48 %</text:p>
          </table:table-cell>
          <table:table-cell table:style-name="ce24" table:formula="of:=[.C12]/[.D12]" office:value-type="percentage" office:value="0.520325203252033" calcext:value-type="percentage">
            <text:p>52 %</text:p>
          </table:table-cell>
          <table:table-cell table:style-name="ce41"/>
          <table:table-cell table:number-columns-repeated="6"/>
        </table:table-row>
        <table:table-row table:style-name="ro1">
          <table:table-cell table:style-name="ce5"/>
          <table:table-cell table:style-name="ce24" table:number-columns-repeated="2"/>
          <table:table-cell table:style-name="ce41"/>
          <table:table-cell table:style-name="ce48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8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9 casos confirmads no ha sido posible identificar la provincia de procedencia</text:p>
          </table:table-cell>
          <table:table-cell table:number-columns-repeated="3"/>
          <table:table-cell table:style-name="ce48"/>
          <table:table-cell table:number-columns-repeated="5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20" office:value-type="string" calcext:value-type="string">
            <text:p>TERUEL</text:p>
          </table:table-cell>
          <table:table-cell table:style-name="ce20" office:value-type="string" calcext:value-type="string">
            <text:p>ZARAGOZA</text:p>
          </table:table-cell>
          <table:table-cell table:style-name="ce20" office:value-type="string" calcext:value-type="string">
            <text:p>OTROS/NO IdeNTIFICADO</text:p>
          </table:table-cell>
          <table:table-cell table:style-name="ce20" office:value-type="string" calcext:value-type="string">
            <text:p>Total general</text:p>
          </table:table-cell>
          <table:table-cell/>
          <table:table-cell table:style-name="ce72" office:value-type="string" calcext:value-type="string" table:number-columns-spanned="3" table:number-rows-spanned="1">
            <text:p>LETALIDAD</text:p>
          </table:table-cell>
          <table:covered-table-cell table:style-name="ce90"/>
          <table:covered-table-cell table:style-name="ce107"/>
          <table:table-cell/>
        </table:table-row>
        <table:table-row table:style-name="ro2">
          <table:table-cell table:style-name="ce8" office:value-type="float" office:value="225" calcext:value-type="float">
            <text:p>225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661" calcext:value-type="float">
            <text:p>661</text:p>
          </table:table-cell>
          <table:table-cell table:style-name="ce42" office:value-type="float" office:value="9" calcext:value-type="float">
            <text:p>9</text:p>
          </table:table-cell>
          <table:table-cell table:style-name="ce49" table:formula="of:=SUM([.A18:.D18])" office:value-type="float" office:value="1032" calcext:value-type="float">
            <text:p>1.032</text:p>
          </table:table-cell>
          <table:table-cell/>
          <table:table-cell table:style-name="ce73" office:value-type="percentage" office:value="0.029" calcext:value-type="percentage" table:number-columns-spanned="3" table:number-rows-spanned="1">
            <text:p>2,90 %</text:p>
          </table:table-cell>
          <table:covered-table-cell table:style-name="ce91"/>
          <table:covered-table-cell table:style-name="ce108"/>
          <table:table-cell/>
        </table:table-row>
        <table:table-row table:style-name="ro2">
          <table:table-cell table:style-name="ce9" table:formula="of:=[.A18]/[.$E$18]" office:value-type="percentage" office:value="0.218023255813953" calcext:value-type="percentage">
            <text:p>21,8%</text:p>
          </table:table-cell>
          <table:table-cell table:style-name="ce9" table:formula="of:=[.B18]/[.$E$18]" office:value-type="percentage" office:value="0.132751937984496" calcext:value-type="percentage">
            <text:p>13,3%</text:p>
          </table:table-cell>
          <table:table-cell table:style-name="ce9" table:formula="of:=[.C18]/[.$E$18]" office:value-type="percentage" office:value="0.640503875968992" calcext:value-type="percentage">
            <text:p>64,1%</text:p>
          </table:table-cell>
          <table:table-cell table:style-name="ce9" table:formula="of:=[.D18]/[.$E$18]" office:value-type="percentage" office:value="0.00872093023255814" calcext:value-type="percentage">
            <text:p>0,9%</text:p>
          </table:table-cell>
          <table:table-cell table:style-name="ce26"/>
          <table:table-cell table:number-columns-repeated="5"/>
        </table:table-row>
        <table:table-row table:style-name="ro2">
          <table:table-cell table:number-columns-repeated="6"/>
          <table:table-cell table:style-name="ce72" office:value-type="string" calcext:value-type="string" table:number-columns-spanned="3" table:number-rows-spanned="1">
            <text:p>MORTALIDAD/10.000</text:p>
          </table:table-cell>
          <table:covered-table-cell table:style-name="ce90"/>
          <table:covered-table-cell table:style-name="ce107"/>
          <table:table-cell/>
        </table:table-row>
        <table:table-row table:style-name="ro2">
          <table:table-cell table:style-name="ce10" office:value-type="string" calcext:value-type="string">
            <text:p>Distribución por síntomas: en 20 casos confirmados no ha sido posible identificar la existencia o no de sintomatología</text:p>
          </table:table-cell>
          <table:table-cell table:number-columns-repeated="5"/>
          <table:table-cell table:style-name="ce74" office:value-type="float" office:value="13.9" calcext:value-type="float" table:number-columns-spanned="3" table:number-rows-spanned="1">
            <text:p>13,90</text:p>
          </table:table-cell>
          <table:covered-table-cell table:style-name="ce92"/>
          <table:covered-table-cell table:style-name="ce109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520" calcext:value-type="float">
            <text:p>520</text:p>
          </table:table-cell>
          <table:table-cell table:style-name="ce35" table:formula="of:=[.B22]/([.B22]+[.B23])" office:value-type="percentage" office:value="0.513833992094862" calcext:value-type="percentage">
            <text:p>5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6" office:value-type="float" office:value="492" calcext:value-type="float">
            <text:p>492</text:p>
          </table:table-cell>
          <table:table-cell table:style-name="ce36" table:formula="of:=[.B23]/([.B22]+[.B23])" office:value-type="percentage" office:value="0.486166007905138" calcext:value-type="percentage">
            <text:p>4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68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68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5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7" office:value-type="float" office:value="51" calcext:value-type="float">
            <text:p>51</text:p>
          </table:table-cell>
          <table:table-cell table:style-name="ce37" table:formula="of:=[.B28]/[.$B$131]" office:value-type="percentage" office:value="0.0494186046511628" calcext:value-type="percentage">
            <text:p>4,94 %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ZARAGOZA III</text:p>
          </table:table-cell>
          <table:table-cell table:style-name="ce75" office:value-type="float" office:value="235" calcext:value-type="float">
            <text:p>235</text:p>
          </table:table-cell>
          <table:table-cell table:style-name="ce93" table:formula="of:=[.G28]/[.$E$18]" office:value-type="percentage" office:value="0.227713178294574" calcext:value-type="percentage">
            <text:p>22,77 %</text:p>
          </table:table-cell>
          <table:table-cell table:style-name="ce110"/>
          <table:table-cell table:style-name="ce6"/>
        </table:table-row>
        <table:table-row table:style-name="ro2">
          <table:table-cell table:style-name="ce15" office:value-type="string" calcext:value-type="string">
            <text:p>Teruel Centro</text:p>
          </table:table-cell>
          <table:table-cell table:style-name="ce28" office:value-type="float" office:value="34" calcext:value-type="float">
            <text:p>34</text:p>
          </table:table-cell>
          <table:table-cell table:style-name="ce37" table:formula="of:=[.B29]/[.$B$131]" office:value-type="percentage" office:value="0.0329457364341085" calcext:value-type="percentage">
            <text:p>3,29 %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56" office:value-type="string" calcext:value-type="string">
            <text:p>ZARAGOZA II</text:p>
          </table:table-cell>
          <table:table-cell table:style-name="ce76" office:value-type="float" office:value="204" calcext:value-type="float">
            <text:p>204</text:p>
          </table:table-cell>
          <table:table-cell table:style-name="ce94" table:formula="of:=[.G29]/[.$E$18]" office:value-type="percentage" office:value="0.197674418604651" calcext:value-type="percentage">
            <text:p>19,77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Utrillas</text:p>
          </table:table-cell>
          <table:table-cell table:style-name="ce28" office:value-type="float" office:value="32" calcext:value-type="float">
            <text:p>32</text:p>
          </table:table-cell>
          <table:table-cell table:style-name="ce37" table:formula="of:=[.B30]/[.$B$131]" office:value-type="percentage" office:value="0.0310077519379845" calcext:value-type="percentage">
            <text:p>3,10 %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57" office:value-type="string" calcext:value-type="string">
            <text:p>BARBASTRO</text:p>
          </table:table-cell>
          <table:table-cell table:style-name="ce77" office:value-type="float" office:value="140" calcext:value-type="float">
            <text:p>140</text:p>
          </table:table-cell>
          <table:table-cell table:style-name="ce95" table:formula="of:=[.G30]/[.$E$18]" office:value-type="percentage" office:value="0.135658914728682" calcext:value-type="percentage">
            <text:p>13,57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Delicias Sur</text:p>
          </table:table-cell>
          <table:table-cell table:style-name="ce28" office:value-type="float" office:value="31" calcext:value-type="float">
            <text:p>31</text:p>
          </table:table-cell>
          <table:table-cell table:style-name="ce37" table:formula="of:=[.B31]/[.$B$131]" office:value-type="percentage" office:value="0.0300387596899225" calcext:value-type="percentage">
            <text:p>3,00 %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58" office:value-type="string" calcext:value-type="string">
            <text:p>ZARAGOZA I</text:p>
          </table:table-cell>
          <table:table-cell table:style-name="ce78" office:value-type="float" office:value="129" calcext:value-type="float">
            <text:p>129</text:p>
          </table:table-cell>
          <table:table-cell table:style-name="ce96" table:formula="of:=[.G31]/[.$E$18]" office:value-type="percentage" office:value="0.125" calcext:value-type="percentage">
            <text:p>12,50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Sagasta-Ruiseñores</text:p>
          </table:table-cell>
          <table:table-cell table:style-name="ce28" office:value-type="float" office:value="28" calcext:value-type="float">
            <text:p>28</text:p>
          </table:table-cell>
          <table:table-cell table:style-name="ce37" table:formula="of:=[.B32]/[.$B$131]" office:value-type="percentage" office:value="0.0271317829457364" calcext:value-type="percentage">
            <text:p>2,71 %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TERUEL</text:p>
          </table:table-cell>
          <table:table-cell table:style-name="ce79" office:value-type="float" office:value="107" calcext:value-type="float">
            <text:p>107</text:p>
          </table:table-cell>
          <table:table-cell table:style-name="ce97" table:formula="of:=[.G32]/[.$E$18]" office:value-type="percentage" office:value="0.103682170542636" calcext:value-type="percentage">
            <text:p>10,37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Zalfonada</text:p>
          </table:table-cell>
          <table:table-cell table:style-name="ce28" office:value-type="float" office:value="28" calcext:value-type="float">
            <text:p>28</text:p>
          </table:table-cell>
          <table:table-cell table:style-name="ce37" table:formula="of:=[.B33]/[.$B$131]" office:value-type="percentage" office:value="0.0271317829457364" calcext:value-type="percentage">
            <text:p>2,71 %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table:style-name="ce60" office:value-type="string" calcext:value-type="string">
            <text:p>HUESCA</text:p>
          </table:table-cell>
          <table:table-cell table:style-name="ce80" office:value-type="float" office:value="75" calcext:value-type="float">
            <text:p>75</text:p>
          </table:table-cell>
          <table:table-cell table:style-name="ce98" table:formula="of:=[.G33]/[.$E$18]" office:value-type="percentage" office:value="0.0726744186046512" calcext:value-type="percentage">
            <text:p>7,27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San José Sur</text:p>
          </table:table-cell>
          <table:table-cell table:style-name="ce28" office:value-type="float" office:value="25" calcext:value-type="float">
            <text:p>25</text:p>
          </table:table-cell>
          <table:table-cell table:style-name="ce37" table:formula="of:=[.B34]/[.$B$131]" office:value-type="percentage" office:value="0.0242248062015504" calcext:value-type="percentage">
            <text:p>2,42 %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61" office:value-type="string" calcext:value-type="string">
            <text:p>CALATAYUD</text:p>
          </table:table-cell>
          <table:table-cell table:style-name="ce81" office:value-type="float" office:value="45" calcext:value-type="float">
            <text:p>45</text:p>
          </table:table-cell>
          <table:table-cell table:style-name="ce99" table:formula="of:=[.G34]/[.$E$18]" office:value-type="percentage" office:value="0.0436046511627907" calcext:value-type="percentage">
            <text:p>4,36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Alagón</text:p>
          </table:table-cell>
          <table:table-cell table:style-name="ce28" office:value-type="float" office:value="24" calcext:value-type="float">
            <text:p>24</text:p>
          </table:table-cell>
          <table:table-cell table:style-name="ce37" table:formula="of:=[.B35]/[.$B$131]" office:value-type="percentage" office:value="0.0232558139534884" calcext:value-type="percentage">
            <text:p>2,33 %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62" office:value-type="string" calcext:value-type="string">
            <text:p>ALCAÑIZ</text:p>
          </table:table-cell>
          <table:table-cell table:style-name="ce82" office:value-type="float" office:value="29" calcext:value-type="float">
            <text:p>29</text:p>
          </table:table-cell>
          <table:table-cell table:style-name="ce100" table:formula="of:=[.G35]/[.$E$18]" office:value-type="percentage" office:value="0.0281007751937984" calcext:value-type="percentage">
            <text:p>2,81 %</text:p>
          </table:table-cell>
          <table:table-cell table:style-name="ce111"/>
          <table:table-cell table:style-name="ce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7" office:value-type="float" office:value="24" calcext:value-type="float">
            <text:p>24</text:p>
          </table:table-cell>
          <table:table-cell table:style-name="ce37" table:formula="of:=[.B36]/[.$B$131]" office:value-type="percentage" office:value="0.0232558139534884" calcext:value-type="percentage">
            <text:p>2,33 %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63" office:value-type="string" calcext:value-type="string">
            <text:p>No identificado</text:p>
          </table:table-cell>
          <table:table-cell table:style-name="ce83" office:value-type="float" office:value="68" calcext:value-type="float">
            <text:p>68</text:p>
          </table:table-cell>
          <table:table-cell table:style-name="ce101" table:formula="of:=[.G36]/[.$E$18]" office:value-type="percentage" office:value="0.0658914728682171" calcext:value-type="percentage">
            <text:p>6,59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Jaca</text:p>
          </table:table-cell>
          <table:table-cell table:style-name="ce28" office:value-type="float" office:value="22" calcext:value-type="float">
            <text:p>22</text:p>
          </table:table-cell>
          <table:table-cell table:style-name="ce37" table:formula="of:=[.B37]/[.$B$131]" office:value-type="percentage" office:value="0.0213178294573643" calcext:value-type="percentage">
            <text:p>2,13 %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TOTAL</text:p>
          </table:table-cell>
          <table:table-cell table:style-name="ce84" table:formula="of:=SUM([.G28:.G36])" office:value-type="float" office:value="1032" calcext:value-type="float">
            <text:p>1.032</text:p>
          </table:table-cell>
          <table:table-cell table:style-name="ce102"/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María de Huerva</text:p>
          </table:table-cell>
          <table:table-cell table:style-name="ce28" office:value-type="float" office:value="21" calcext:value-type="float">
            <text:p>21</text:p>
          </table:table-cell>
          <table:table-cell table:style-name="ce37" table:formula="of:=[.B38]/[.$B$131]" office:value-type="percentage" office:value="0.0203488372093023" calcext:value-type="percentage">
            <text:p>2,03 %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8" office:value-type="float" office:value="21" calcext:value-type="float">
            <text:p>21</text:p>
          </table:table-cell>
          <table:table-cell table:style-name="ce37" table:formula="of:=[.B39]/[.$B$131]" office:value-type="percentage" office:value="0.0203488372093023" calcext:value-type="percentage">
            <text:p>2,03 %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4"/>
          <table:table-cell table:style-name="ce65" table:number-columns-repeated="2"/>
        </table:table-row>
        <table:table-row table:style-name="ro2">
          <table:table-cell table:style-name="ce15" office:value-type="string" calcext:value-type="string">
            <text:p>Utebo</text:p>
          </table:table-cell>
          <table:table-cell table:style-name="ce28" office:value-type="float" office:value="20" calcext:value-type="float">
            <text:p>20</text:p>
          </table:table-cell>
          <table:table-cell table:style-name="ce37" table:formula="of:=[.B40]/[.$B$131]" office:value-type="percentage" office:value="0.0193798449612403" calcext:value-type="percentage">
            <text:p>1,94 %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4"/>
          <table:table-cell table:style-name="ce112" table:number-columns-repeated="2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8" office:value-type="float" office:value="19" calcext:value-type="float">
            <text:p>19</text:p>
          </table:table-cell>
          <table:table-cell table:style-name="ce37" table:formula="of:=[.B41]/[.$B$131]" office:value-type="percentage" office:value="0.0184108527131783" calcext:value-type="percentage">
            <text:p>1,84 %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4"/>
          <table:table-cell table:style-name="ce71" table:number-columns-repeated="2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8" office:value-type="float" office:value="17" calcext:value-type="float">
            <text:p>17</text:p>
          </table:table-cell>
          <table:table-cell table:style-name="ce37" table:formula="of:=[.B42]/[.$B$131]" office:value-type="percentage" office:value="0.0164728682170543" calcext:value-type="percentage">
            <text:p>1,65 %</text:p>
          </table:table-cell>
          <table:table-cell table:style-name="ce43" office:value-type="float" office:value="15" calcext:value-type="float">
            <text:p>15</text:p>
          </table:table-cell>
          <table:table-cell/>
          <table:table-cell table:style-name="ce65" office:value-type="string" calcext:value-type="string">
            <text:p>Casos en municipios con más de 10.000 habitantes</text:p>
          </table:table-cell>
          <table:table-cell table:style-name="ce65" table:number-columns-repeated="2"/>
          <table:table-cell table:style-name="ce71" table:number-columns-repeated="2"/>
        </table:table-row>
        <table:table-row table:style-name="ro2">
          <table:table-cell table:style-name="ce15" office:value-type="string" calcext:value-type="string">
            <text:p>Teruel Ensanche</text:p>
          </table:table-cell>
          <table:table-cell table:style-name="ce28" office:value-type="float" office:value="17" calcext:value-type="float">
            <text:p>17</text:p>
          </table:table-cell>
          <table:table-cell table:style-name="ce37" table:formula="of:=[.B43]/[.$B$131]" office:value-type="percentage" office:value="0.0164728682170543" calcext:value-type="percentage">
            <text:p>1,65 %</text:p>
          </table:table-cell>
          <table:table-cell table:style-name="ce43" office:value-type="float" office:value="16" calcext:value-type="float">
            <text:p>16</text:p>
          </table:table-cell>
          <table:table-cell/>
          <table:table-cell table:style-name="ce66" office:value-type="string" calcext:value-type="string">
            <text:p>MUNICIPIO</text:p>
          </table:table-cell>
          <table:table-cell table:style-name="ce66" office:value-type="string" calcext:value-type="string">
            <text:p>nº casos</text:p>
          </table:table-cell>
          <table:table-cell table:style-name="ce66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Univérsitas</text:p>
          </table:table-cell>
          <table:table-cell table:style-name="ce28" office:value-type="float" office:value="17" calcext:value-type="float">
            <text:p>17</text:p>
          </table:table-cell>
          <table:table-cell table:style-name="ce37" table:formula="of:=[.B44]/[.$B$131]" office:value-type="percentage" office:value="0.0164728682170543" calcext:value-type="percentage">
            <text:p>1,65 %</text:p>
          </table:table-cell>
          <table:table-cell table:style-name="ce43" office:value-type="float" office:value="17" calcext:value-type="float">
            <text:p>17</text:p>
          </table:table-cell>
          <table:table-cell/>
          <table:table-cell table:style-name="ce67" office:value-type="string" calcext:value-type="string">
            <text:p>Zaragoza</text:p>
          </table:table-cell>
          <table:table-cell table:style-name="ce85" office:value-type="float" office:value="465" calcext:value-type="float">
            <text:p>465</text:p>
          </table:table-cell>
          <table:table-cell table:style-name="ce103" table:formula="of:=[.G44]/[.$B$131]" office:value-type="percentage" office:value="0.450581395348837" calcext:value-type="percentage">
            <text:p>45,06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Almozara</text:p>
          </table:table-cell>
          <table:table-cell table:style-name="ce28" office:value-type="float" office:value="16" calcext:value-type="float">
            <text:p>16</text:p>
          </table:table-cell>
          <table:table-cell table:style-name="ce37" table:formula="of:=[.B45]/[.$B$131]" office:value-type="percentage" office:value="0.0155038759689923" calcext:value-type="percentage">
            <text:p>1,55 %</text:p>
          </table:table-cell>
          <table:table-cell table:style-name="ce43" office:value-type="float" office:value="18" calcext:value-type="float">
            <text:p>18</text:p>
          </table:table-cell>
          <table:table-cell table:style-name="ce51"/>
          <table:table-cell table:style-name="ce68" office:value-type="string" calcext:value-type="string">
            <text:p>Barbastro</text:p>
          </table:table-cell>
          <table:table-cell table:style-name="ce86" office:value-type="float" office:value="52" calcext:value-type="float">
            <text:p>52</text:p>
          </table:table-cell>
          <table:table-cell table:style-name="ce104" table:formula="of:=[.G45]/[.$B$131]" office:value-type="percentage" office:value="0.0503875968992248" calcext:value-type="percentage">
            <text:p>5,04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Delicias Norte</text:p>
          </table:table-cell>
          <table:table-cell table:style-name="ce28" office:value-type="float" office:value="16" calcext:value-type="float">
            <text:p>16</text:p>
          </table:table-cell>
          <table:table-cell table:style-name="ce37" table:formula="of:=[.B46]/[.$B$131]" office:value-type="percentage" office:value="0.0155038759689923" calcext:value-type="percentage">
            <text:p>1,55 %</text:p>
          </table:table-cell>
          <table:table-cell table:style-name="ce43" office:value-type="float" office:value="19" calcext:value-type="float">
            <text:p>19</text:p>
          </table:table-cell>
          <table:table-cell/>
          <table:table-cell table:style-name="ce69" office:value-type="string" calcext:value-type="string">
            <text:p>Teruel</text:p>
          </table:table-cell>
          <table:table-cell table:style-name="ce87" office:value-type="float" office:value="50" calcext:value-type="float">
            <text:p>50</text:p>
          </table:table-cell>
          <table:table-cell table:style-name="ce105" table:formula="of:=[.G46]/[.$B$131]" office:value-type="percentage" office:value="0.0484496124031008" calcext:value-type="percentage">
            <text:p>4,84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Avenida Cataluña</text:p>
          </table:table-cell>
          <table:table-cell table:style-name="ce28" office:value-type="float" office:value="15" calcext:value-type="float">
            <text:p>15</text:p>
          </table:table-cell>
          <table:table-cell table:style-name="ce37" table:formula="of:=[.B47]/[.$B$131]" office:value-type="percentage" office:value="0.0145348837209302" calcext:value-type="percentage">
            <text:p>1,45 %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68" office:value-type="string" calcext:value-type="string">
            <text:p>Huesca</text:p>
          </table:table-cell>
          <table:table-cell table:style-name="ce86" office:value-type="float" office:value="37" calcext:value-type="float">
            <text:p>37</text:p>
          </table:table-cell>
          <table:table-cell table:style-name="ce104" table:formula="of:=[.G47]/[.$B$131]" office:value-type="percentage" office:value="0.0358527131782946" calcext:value-type="percentage">
            <text:p>3,59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Huesca Capital Nº 2 (Santo Grial)</text:p>
          </table:table-cell>
          <table:table-cell table:style-name="ce28" office:value-type="float" office:value="15" calcext:value-type="float">
            <text:p>15</text:p>
          </table:table-cell>
          <table:table-cell table:style-name="ce37" table:formula="of:=[.B48]/[.$B$131]" office:value-type="percentage" office:value="0.0145348837209302" calcext:value-type="percentage">
            <text:p>1,45 %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69" office:value-type="string" calcext:value-type="string">
            <text:p>Jaca</text:p>
          </table:table-cell>
          <table:table-cell table:style-name="ce87" office:value-type="float" office:value="22" calcext:value-type="float">
            <text:p>22</text:p>
          </table:table-cell>
          <table:table-cell table:style-name="ce105" table:formula="of:=[.G48]/[.$B$131]" office:value-type="percentage" office:value="0.0213178294573643" calcext:value-type="percentage">
            <text:p>2,1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7" office:value-type="float" office:value="15" calcext:value-type="float">
            <text:p>15</text:p>
          </table:table-cell>
          <table:table-cell table:style-name="ce37" table:formula="of:=[.B49]/[.$B$131]" office:value-type="percentage" office:value="0.0145348837209302" calcext:value-type="percentage">
            <text:p>1,45 %</text:p>
          </table:table-cell>
          <table:table-cell table:style-name="ce43" office:value-type="float" office:value="22" calcext:value-type="float">
            <text:p>22</text:p>
          </table:table-cell>
          <table:table-cell/>
          <table:table-cell table:style-name="ce68" office:value-type="string" calcext:value-type="string">
            <text:p>Fraga</text:p>
          </table:table-cell>
          <table:table-cell table:style-name="ce86" office:value-type="float" office:value="22" calcext:value-type="float">
            <text:p>22</text:p>
          </table:table-cell>
          <table:table-cell table:style-name="ce104" table:formula="of:=[.G49]/[.$B$131]" office:value-type="percentage" office:value="0.0213178294573643" calcext:value-type="percentage">
            <text:p>2,1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7" office:value-type="float" office:value="14" calcext:value-type="float">
            <text:p>14</text:p>
          </table:table-cell>
          <table:table-cell table:style-name="ce37" table:formula="of:=[.B50]/[.$B$131]" office:value-type="percentage" office:value="0.0135658914728682" calcext:value-type="percentage">
            <text:p>1,36 %</text:p>
          </table:table-cell>
          <table:table-cell table:style-name="ce43" office:value-type="float" office:value="23" calcext:value-type="float">
            <text:p>23</text:p>
          </table:table-cell>
          <table:table-cell/>
          <table:table-cell table:style-name="ce69" office:value-type="string" calcext:value-type="string">
            <text:p>Monzón</text:p>
          </table:table-cell>
          <table:table-cell table:style-name="ce87" office:value-type="float" office:value="17" calcext:value-type="float">
            <text:p>17</text:p>
          </table:table-cell>
          <table:table-cell table:style-name="ce105" table:formula="of:=[.G50]/[.$B$131]" office:value-type="percentage" office:value="0.0164728682170543" calcext:value-type="percentage">
            <text:p>1,65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Torre Ramona</text:p>
          </table:table-cell>
          <table:table-cell table:style-name="ce28" office:value-type="float" office:value="14" calcext:value-type="float">
            <text:p>14</text:p>
          </table:table-cell>
          <table:table-cell table:style-name="ce37" table:formula="of:=[.B51]/[.$B$131]" office:value-type="percentage" office:value="0.0135658914728682" calcext:value-type="percentage">
            <text:p>1,36 %</text:p>
          </table:table-cell>
          <table:table-cell table:style-name="ce43" office:value-type="float" office:value="24" calcext:value-type="float">
            <text:p>24</text:p>
          </table:table-cell>
          <table:table-cell/>
          <table:table-cell table:style-name="ce68" office:value-type="string" calcext:value-type="string">
            <text:p>Cuarte de Huerva</text:p>
          </table:table-cell>
          <table:table-cell table:style-name="ce86" office:value-type="float" office:value="16" calcext:value-type="float">
            <text:p>16</text:p>
          </table:table-cell>
          <table:table-cell table:style-name="ce104" table:formula="of:=[.G51]/[.$B$131]" office:value-type="percentage" office:value="0.0155038759689923" calcext:value-type="percentage">
            <text:p>1,55 %</text:p>
          </table:table-cell>
          <table:table-cell table:style-name="ce6"/>
          <table:table-cell/>
        </table:table-row>
        <table:table-row table:style-name="ro2">
          <table:table-cell table:style-name="ce15" office:value-type="string" calcext:value-type="string">
            <text:p>Valdespartera-Montecanal</text:p>
          </table:table-cell>
          <table:table-cell table:style-name="ce28" office:value-type="float" office:value="14" calcext:value-type="float">
            <text:p>14</text:p>
          </table:table-cell>
          <table:table-cell table:style-name="ce37" table:formula="of:=[.B52]/[.$B$131]" office:value-type="percentage" office:value="0.0135658914728682" calcext:value-type="percentage">
            <text:p>1,36 %</text:p>
          </table:table-cell>
          <table:table-cell table:style-name="ce43" office:value-type="float" office:value="25" calcext:value-type="float">
            <text:p>25</text:p>
          </table:table-cell>
          <table:table-cell/>
          <table:table-cell table:style-name="ce69" office:value-type="string" calcext:value-type="string">
            <text:p>Calatayud</text:p>
          </table:table-cell>
          <table:table-cell table:style-name="ce87" office:value-type="float" office:value="12" calcext:value-type="float">
            <text:p>12</text:p>
          </table:table-cell>
          <table:table-cell table:style-name="ce105" table:formula="of:=[.G52]/[.$B$131]" office:value-type="percentage" office:value="0.0116279069767442" calcext:value-type="percentage">
            <text:p>1,16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Calatayud Urbano</text:p>
          </table:table-cell>
          <table:table-cell table:style-name="ce28" office:value-type="float" office:value="13" calcext:value-type="float">
            <text:p>13</text:p>
          </table:table-cell>
          <table:table-cell table:style-name="ce37" table:formula="of:=[.B53]/[.$B$131]" office:value-type="percentage" office:value="0.0125968992248062" calcext:value-type="percentage">
            <text:p>1,26 %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table:style-name="ce68" office:value-type="string" calcext:value-type="string">
            <text:p>Utebo</text:p>
          </table:table-cell>
          <table:table-cell table:style-name="ce86" office:value-type="float" office:value="11" calcext:value-type="float">
            <text:p>11</text:p>
          </table:table-cell>
          <table:table-cell table:style-name="ce104" table:formula="of:=[.G53]/[.$B$131]" office:value-type="percentage" office:value="0.0106589147286822" calcext:value-type="percentage">
            <text:p>1,07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San Pablo</text:p>
          </table:table-cell>
          <table:table-cell table:style-name="ce28" office:value-type="float" office:value="13" calcext:value-type="float">
            <text:p>13</text:p>
          </table:table-cell>
          <table:table-cell table:style-name="ce37" table:formula="of:=[.B54]/[.$B$131]" office:value-type="percentage" office:value="0.0125968992248062" calcext:value-type="percentage">
            <text:p>1,26 %</text:p>
          </table:table-cell>
          <table:table-cell table:style-name="ce43" office:value-type="float" office:value="27" calcext:value-type="float">
            <text:p>27</text:p>
          </table:table-cell>
          <table:table-cell/>
          <table:table-cell table:style-name="ce69" office:value-type="string" calcext:value-type="string">
            <text:p>Alcañiz</text:p>
          </table:table-cell>
          <table:table-cell table:style-name="ce87" office:value-type="float" office:value="5" calcext:value-type="float">
            <text:p>5</text:p>
          </table:table-cell>
          <table:table-cell table:style-name="ce105" table:formula="of:=[.G54]/[.$B$131]" office:value-type="percentage" office:value="0.00484496124031008" calcext:value-type="percentage">
            <text:p>0,48 %</text:p>
          </table:table-cell>
          <table:table-cell table:style-name="ce6"/>
          <table:table-cell/>
        </table:table-row>
        <table:table-row table:style-name="ro2">
          <table:table-cell table:style-name="ce15" office:value-type="string" calcext:value-type="string">
            <text:p>Miralbueno-Garrapinillos</text:p>
          </table:table-cell>
          <table:table-cell table:style-name="ce28" office:value-type="float" office:value="12" calcext:value-type="float">
            <text:p>12</text:p>
          </table:table-cell>
          <table:table-cell table:style-name="ce37" table:formula="of:=[.B55]/[.$B$131]" office:value-type="percentage" office:value="0.0116279069767442" calcext:value-type="percentage">
            <text:p>1,16 %</text:p>
          </table:table-cell>
          <table:table-cell table:style-name="ce43" office:value-type="float" office:value="28" calcext:value-type="float">
            <text:p>28</text:p>
          </table:table-cell>
          <table:table-cell/>
          <table:table-cell table:style-name="ce68" office:value-type="string" calcext:value-type="string">
            <text:p>Ejea de los Caballeros</text:p>
          </table:table-cell>
          <table:table-cell table:style-name="ce86" office:value-type="float" office:value="5" calcext:value-type="float">
            <text:p>5</text:p>
          </table:table-cell>
          <table:table-cell table:style-name="ce104" table:formula="of:=[.G55]/[.$B$131]" office:value-type="percentage" office:value="0.00484496124031008" calcext:value-type="percentage">
            <text:p>0,48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Parque Goya</text:p>
          </table:table-cell>
          <table:table-cell table:style-name="ce28" office:value-type="float" office:value="12" calcext:value-type="float">
            <text:p>12</text:p>
          </table:table-cell>
          <table:table-cell table:style-name="ce37" table:formula="of:=[.B56]/[.$B$131]" office:value-type="percentage" office:value="0.0116279069767442" calcext:value-type="percentage">
            <text:p>1,16 %</text:p>
          </table:table-cell>
          <table:table-cell table:style-name="ce43" office:value-type="float" office:value="29" calcext:value-type="float">
            <text:p>29</text:p>
          </table:table-cell>
          <table:table-cell/>
          <table:table-cell table:style-name="ce69" office:value-type="string" calcext:value-type="string">
            <text:p>Tarazona</text:p>
          </table:table-cell>
          <table:table-cell table:style-name="ce87" office:value-type="float" office:value="4" calcext:value-type="float">
            <text:p>4</text:p>
          </table:table-cell>
          <table:table-cell table:style-name="ce105" table:formula="of:=[.G56]/[.$B$131]" office:value-type="percentage" office:value="0.00387596899224806" calcext:value-type="percentage">
            <text:p>0,39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Actur Oeste</text:p>
          </table:table-cell>
          <table:table-cell table:style-name="ce28" office:value-type="float" office:value="11" calcext:value-type="float">
            <text:p>11</text:p>
          </table:table-cell>
          <table:table-cell table:style-name="ce37" table:formula="of:=[.B57]/[.$B$131]" office:value-type="percentage" office:value="0.0106589147286822" calcext:value-type="percentage">
            <text:p>1,07 %</text:p>
          </table:table-cell>
          <table:table-cell table:style-name="ce43" office:value-type="float" office:value="30" calcext:value-type="float">
            <text:p>30</text:p>
          </table:table-cell>
          <table:table-cell/>
          <table:table-cell table:style-name="ce70" office:value-type="string" calcext:value-type="string">
            <text:p>TOTAL</text:p>
          </table:table-cell>
          <table:table-cell table:style-name="ce88" table:formula="of:=SUM([.G44:.G56])" office:value-type="float" office:value="718" calcext:value-type="float">
            <text:p>718</text:p>
          </table:table-cell>
          <table:table-cell table:style-name="ce106" table:formula="of:=[.G57]/[.B131]" office:value-type="percentage" office:value="0.695736434108527" calcext:value-type="percentage">
            <text:p>69,57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Bombarda</text:p>
          </table:table-cell>
          <table:table-cell table:style-name="ce28" office:value-type="float" office:value="11" calcext:value-type="float">
            <text:p>11</text:p>
          </table:table-cell>
          <table:table-cell table:style-name="ce37" table:formula="of:=[.B58]/[.$B$131]" office:value-type="percentage" office:value="0.0106589147286822" calcext:value-type="percentage">
            <text:p>1,07 %</text:p>
          </table:table-cell>
          <table:table-cell table:style-name="ce43" office:value-type="float" office:value="31" calcext:value-type="float">
            <text:p>31</text:p>
          </table:table-cell>
          <table:table-cell/>
          <table:table-cell table:style-name="ce71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Graus</text:p>
          </table:table-cell>
          <table:table-cell table:style-name="ce27" office:value-type="float" office:value="11" calcext:value-type="float">
            <text:p>11</text:p>
          </table:table-cell>
          <table:table-cell table:style-name="ce37" table:formula="of:=[.B59]/[.$B$131]" office:value-type="percentage" office:value="0.0106589147286822" calcext:value-type="percentage">
            <text:p>1,07 %</text:p>
          </table:table-cell>
          <table:table-cell table:style-name="ce43" office:value-type="float" office:value="32" calcext:value-type="float">
            <text:p>32</text:p>
          </table:table-cell>
          <table:table-cell/>
          <table:table-cell table:style-name="ce71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Huesca Capital Nº 1 (Perpetuo Socorro)</text:p>
          </table:table-cell>
          <table:table-cell table:style-name="ce28" office:value-type="float" office:value="11" calcext:value-type="float">
            <text:p>11</text:p>
          </table:table-cell>
          <table:table-cell table:style-name="ce37" table:formula="of:=[.B60]/[.$B$131]" office:value-type="percentage" office:value="0.0106589147286822" calcext:value-type="percentage">
            <text:p>1,07 %</text:p>
          </table:table-cell>
          <table:table-cell table:style-name="ce43" office:value-type="float" office:value="33" calcext:value-type="float">
            <text:p>33</text:p>
          </table:table-cell>
          <table:table-cell/>
          <table:table-cell table:style-name="ce71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Torrero - La Paz</text:p>
          </table:table-cell>
          <table:table-cell table:style-name="ce28" office:value-type="float" office:value="11" calcext:value-type="float">
            <text:p>11</text:p>
          </table:table-cell>
          <table:table-cell table:style-name="ce37" table:formula="of:=[.B61]/[.$B$131]" office:value-type="percentage" office:value="0.0106589147286822" calcext:value-type="percentage">
            <text:p>1,07 %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Norte</text:p>
          </table:table-cell>
          <table:table-cell table:style-name="ce28" office:value-type="float" office:value="10" calcext:value-type="float">
            <text:p>10</text:p>
          </table:table-cell>
          <table:table-cell table:style-name="ce37" table:formula="of:=[.B62]/[.$B$131]" office:value-type="percentage" office:value="0.00968992248062015" calcext:value-type="percentage">
            <text:p>0,97 %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Daroca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3]/[.$B$131]" office:value-type="percentage" office:value="0.00872093023255814" calcext:value-type="percentage">
            <text:p>0,87 %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Fernando El Católico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4]/[.$B$131]" office:value-type="percentage" office:value="0.00872093023255814" calcext:value-type="percentage">
            <text:p>0,87 %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uesca Capital Nº 3 (Pirineos)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5]/[.$B$131]" office:value-type="percentage" office:value="0.00872093023255814" calcext:value-type="percentage">
            <text:p>0,87 %</text:p>
          </table:table-cell>
          <table:table-cell table:style-name="ce44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Illueca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6]/[.$B$131]" office:value-type="percentage" office:value="0.00872093023255814" calcext:value-type="percentage">
            <text:p>0,87 %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La Almunia de Doña Godina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7]/[.$B$131]" office:value-type="percentage" office:value="0.00872093023255814" calcext:value-type="percentage">
            <text:p>0,87 %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nta Isabel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8]/[.$B$131]" office:value-type="percentage" office:value="0.00872093023255814" calcext:value-type="percentage">
            <text:p>0,87 %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uera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9]/[.$B$131]" office:value-type="percentage" office:value="0.00872093023255814" calcext:value-type="percentage">
            <text:p>0,87 %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fajarín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0]/[.$B$131]" office:value-type="percentage" office:value="0.00775193798449612" calcext:value-type="percentage">
            <text:p>0,78 %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etas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1]/[.$B$131]" office:value-type="percentage" office:value="0.00775193798449612" calcext:value-type="percentage">
            <text:p>0,78 %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ernán Cortés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2]/[.$B$131]" office:value-type="percentage" office:value="0.00775193798449612" calcext:value-type="percentage">
            <text:p>0,78 %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7" office:value-type="float" office:value="8" calcext:value-type="float">
            <text:p>8</text:p>
          </table:table-cell>
          <table:table-cell table:style-name="ce38" table:formula="of:=[.B73]/[.$B$131]" office:value-type="percentage" office:value="0.00775193798449612" calcext:value-type="percentage">
            <text:p>0,78 %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aldefierro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4]/[.$B$131]" office:value-type="percentage" office:value="0.00775193798449612" calcext:value-type="percentage">
            <text:p>0,78 %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2"/>
          <table:table-cell table:style-name="ce89"/>
          <table:table-cell table:number-columns-repeated="3"/>
        </table:table-row>
        <table:table-row table:style-name="ro2">
          <table:table-cell table:style-name="ce16" office:value-type="string" calcext:value-type="string">
            <text:p>Cedrillas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75]/[.$B$131]" office:value-type="percentage" office:value="0.00678294573643411" calcext:value-type="percentage">
            <text:p>0,68 %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adre Vedruna-Miraflores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76]/[.$B$131]" office:value-type="percentage" office:value="0.00678294573643411" calcext:value-type="percentage">
            <text:p>0,68 %</text:p>
          </table:table-cell>
          <table:table-cell table:style-name="ce44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nreal del Campo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77]/[.$B$131]" office:value-type="percentage" office:value="0.00678294573643411" calcext:value-type="percentage">
            <text:p>0,68 %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biñán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78]/[.$B$131]" office:value-type="percentage" office:value="0.00678294573643411" calcext:value-type="percentage">
            <text:p>0,68 %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n José Norte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79]/[.$B$131]" office:value-type="percentage" office:value="0.00678294573643411" calcext:value-type="percentage">
            <text:p>0,68 %</text:p>
          </table:table-cell>
          <table:table-cell table:style-name="ce44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auste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80]/[.$B$131]" office:value-type="percentage" office:value="0.00678294573643411" calcext:value-type="percentage">
            <text:p>0,68 %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cañiz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1]/[.$B$131]" office:value-type="percentage" office:value="0.00581395348837209" calcext:value-type="percentage">
            <text:p>0,58 %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coris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2]/[.$B$131]" office:value-type="percentage" office:value="0.00581395348837209" calcext:value-type="percentage">
            <text:p>0,58 %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ndorr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3]/[.$B$131]" office:value-type="percentage" office:value="0.00581395348837209" calcext:value-type="percentage">
            <text:p>0,58 %</text:p>
          </table:table-cell>
          <table:table-cell table:style-name="ce4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4]/[.$B$131]" office:value-type="percentage" office:value="0.00581395348837209" calcext:value-type="percentage">
            <text:p>0,58 %</text:p>
          </table:table-cell>
          <table:table-cell table:style-name="ce44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Romareda - Seminario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5]/[.$B$131]" office:value-type="percentage" office:value="0.00581395348837209" calcext:value-type="percentage">
            <text:p>0,58 %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arazon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6]/[.$B$131]" office:value-type="percentage" office:value="0.00581395348837209" calcext:value-type="percentage">
            <text:p>0,58 %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eneci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7]/[.$B$131]" office:value-type="percentage" office:value="0.00581395348837209" calcext:value-type="percentage">
            <text:p>0,58 %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rrabal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88]/[.$B$131]" office:value-type="percentage" office:value="0.00484496124031008" calcext:value-type="percentage">
            <text:p>0,48 %</text:p>
          </table:table-cell>
          <table:table-cell table:style-name="ce44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tayud Rural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89]/[.$B$131]" office:value-type="percentage" office:value="0.00484496124031008" calcext:value-type="percentage">
            <text:p>0,48 %</text:p>
          </table:table-cell>
          <table:table-cell table:style-name="ce44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ablanca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90]/[.$B$131]" office:value-type="percentage" office:value="0.00484496124031008" calcext:value-type="percentage">
            <text:p>0,48 %</text:p>
          </table:table-cell>
          <table:table-cell table:style-name="ce44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Ejea de los Caballeros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91]/[.$B$131]" office:value-type="percentage" office:value="0.00484496124031008" calcext:value-type="percentage">
            <text:p>0,48 %</text:p>
          </table:table-cell>
          <table:table-cell table:style-name="ce44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Grañén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92]/[.$B$131]" office:value-type="percentage" office:value="0.00484496124031008" calcext:value-type="percentage">
            <text:p>0,48 %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Independencia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93]/[.$B$131]" office:value-type="percentage" office:value="0.00484496124031008" calcext:value-type="percentage">
            <text:p>0,48 %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biñánigo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94]/[.$B$131]" office:value-type="percentage" office:value="0.00484496124031008" calcext:value-type="percentage">
            <text:p>0,48 %</text:p>
          </table:table-cell>
          <table:table-cell table:style-name="ce44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n José Centro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95]/[.$B$131]" office:value-type="percentage" office:value="0.00484496124031008" calcext:value-type="percentage">
            <text:p>0,48 %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riñena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6]/[.$B$131]" office:value-type="percentage" office:value="0.00387596899224806" calcext:value-type="percentage">
            <text:p>0,39 %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Gallur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7]/[.$B$131]" office:value-type="percentage" office:value="0.00387596899224806" calcext:value-type="percentage">
            <text:p>0,39 %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Rural</text:p>
          </table:table-cell>
          <table:table-cell table:style-name="ce27" office:value-type="float" office:value="4" calcext:value-type="float">
            <text:p>4</text:p>
          </table:table-cell>
          <table:table-cell table:style-name="ce38" table:formula="of:=[.B98]/[.$B$131]" office:value-type="percentage" office:value="0.00387596899224806" calcext:value-type="percentage">
            <text:p>0,39 %</text:p>
          </table:table-cell>
          <table:table-cell table:style-name="ce44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9]/[.$B$131]" office:value-type="percentage" office:value="0.00387596899224806" calcext:value-type="percentage">
            <text:p>0,39 %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alderrobres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100]/[.$B$131]" office:value-type="percentage" office:value="0.00387596899224806" calcext:value-type="percentage">
            <text:p>0,39 %</text:p>
          </table:table-cell>
          <table:table-cell table:style-name="ce44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ínsa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101]/[.$B$131]" office:value-type="percentage" office:value="0.00290697674418605" calcext:value-type="percentage">
            <text:p>0,29 %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mpo de Belchite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2]/[.$B$131]" office:value-type="percentage" office:value="0.00290697674418605" calcext:value-type="percentage">
            <text:p>0,29 %</text:p>
          </table:table-cell>
          <table:table-cell table:style-name="ce44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uesca Rural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3]/[.$B$131]" office:value-type="percentage" office:value="0.00290697674418605" calcext:value-type="percentage">
            <text:p>0,29 %</text:p>
          </table:table-cell>
          <table:table-cell table:style-name="ce44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fortunada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104]/[.$B$131]" office:value-type="percentage" office:value="0.00290697674418605" calcext:value-type="percentage">
            <text:p>0,29 %</text:p>
          </table:table-cell>
          <table:table-cell table:style-name="ce44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Las Fuentes Norte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5]/[.$B$131]" office:value-type="percentage" office:value="0.00290697674418605" calcext:value-type="percentage">
            <text:p>0,29 %</text:p>
          </table:table-cell>
          <table:table-cell table:style-name="ce44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106]/[.$B$131]" office:value-type="percentage" office:value="0.00290697674418605" calcext:value-type="percentage">
            <text:p>0,29 %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Albalate de Cinca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07]/[.$B$131]" office:value-type="percentage" office:value="0.00193798449612403" calcext:value-type="percentage">
            <text:p>0,19 %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Aliag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08]/[.$B$131]" office:value-type="percentage" office:value="0.00193798449612403" calcext:value-type="percentage">
            <text:p>0,19 %</text:p>
          </table:table-cell>
          <table:table-cell table:style-name="ce44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Almudévar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09]/[.$B$131]" office:value-type="percentage" office:value="0.00193798449612403" calcext:value-type="percentage">
            <text:p>0,19 %</text:p>
          </table:table-cell>
          <table:table-cell table:style-name="ce44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Bujaraloz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0]/[.$B$131]" office:value-type="percentage" office:value="0.00193798449612403" calcext:value-type="percentage">
            <text:p>0,19 %</text:p>
          </table:table-cell>
          <table:table-cell table:style-name="ce44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Caland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1]/[.$B$131]" office:value-type="percentage" office:value="0.00193798449612403" calcext:value-type="percentage">
            <text:p>0,19 %</text:p>
          </table:table-cell>
          <table:table-cell table:style-name="ce44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Épil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2]/[.$B$131]" office:value-type="percentage" office:value="0.00193798449612403" calcext:value-type="percentage">
            <text:p>0,19 %</text:p>
          </table:table-cell>
          <table:table-cell table:style-name="ce44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Fuentes de Ebro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3]/[.$B$131]" office:value-type="percentage" office:value="0.00193798449612403" calcext:value-type="percentage">
            <text:p>0,19 %</text:p>
          </table:table-cell>
          <table:table-cell table:style-name="ce44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Maell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4]/[.$B$131]" office:value-type="percentage" office:value="0.00193798449612403" calcext:value-type="percentage">
            <text:p>0,19 %</text:p>
          </table:table-cell>
          <table:table-cell table:style-name="ce44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ádab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5]/[.$B$131]" office:value-type="percentage" office:value="0.00193798449612403" calcext:value-type="percentage">
            <text:p>0,19 %</text:p>
          </table:table-cell>
          <table:table-cell table:style-name="ce44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anta Eulalia del Campo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6]/[.$B$131]" office:value-type="percentage" office:value="0.00193798449612403" calcext:value-type="percentage">
            <text:p>0,19 %</text:p>
          </table:table-cell>
          <table:table-cell table:style-name="ce44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ariñen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7]/[.$B$131]" office:value-type="percentage" office:value="0.00193798449612403" calcext:value-type="percentage">
            <text:p>0,19 %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Albarracín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8]/[.$B$131]" office:value-type="percentage" office:value="0.000968992248062015" calcext:value-type="percentage">
            <text:p>0,10 %</text:p>
          </table:table-cell>
          <table:table-cell table:style-name="ce44"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Alfambr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9]/[.$B$131]" office:value-type="percentage" office:value="0.000968992248062015" calcext:value-type="percentage">
            <text:p>0,10 %</text:p>
          </table:table-cell>
          <table:table-cell table:style-name="ce44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Atec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0]/[.$B$131]" office:value-type="percentage" office:value="0.000968992248062015" calcext:value-type="percentage">
            <text:p>0,10 %</text:p>
          </table:table-cell>
          <table:table-cell table:style-name="ce44"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Ayerbe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1]/[.$B$131]" office:value-type="percentage" office:value="0.000968992248062015" calcext:value-type="percentage">
            <text:p>0,10 %</text:p>
          </table:table-cell>
          <table:table-cell table:style-name="ce44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Berbegal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22]/[.$B$131]" office:value-type="percentage" office:value="0.000968992248062015" calcext:value-type="percentage">
            <text:p>0,10 %</text:p>
          </table:table-cell>
          <table:table-cell table:style-name="ce44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Cantaviej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3]/[.$B$131]" office:value-type="percentage" office:value="0.000968992248062015" calcext:value-type="percentage">
            <text:p>0,10 %</text:p>
          </table:table-cell>
          <table:table-cell table:style-name="ce44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Caspe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4]/[.$B$131]" office:value-type="percentage" office:value="0.000968992248062015" calcext:value-type="percentage">
            <text:p>0,10 %</text:p>
          </table:table-cell>
          <table:table-cell table:style-name="ce44"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Castejon de Sos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25]/[.$B$131]" office:value-type="percentage" office:value="0.000968992248062015" calcext:value-type="percentage">
            <text:p>0,10 %</text:p>
          </table:table-cell>
          <table:table-cell table:style-name="ce44"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Híjar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6]/[.$B$131]" office:value-type="percentage" office:value="0.000968992248062015" calcext:value-type="percentage">
            <text:p>0,10 %</text:p>
          </table:table-cell>
          <table:table-cell table:style-name="ce44"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Morata de Jalón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7]/[.$B$131]" office:value-type="percentage" office:value="0.000968992248062015" calcext:value-type="percentage">
            <text:p>0,10 %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os del Rey Catolico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8]/[.$B$131]" office:value-type="percentage" office:value="0.000968992248062015" calcext:value-type="percentage">
            <text:p>0,10 %</text:p>
          </table:table-cell>
          <table:table-cell table:style-name="ce44"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Villamayor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9]/[.$B$131]" office:value-type="percentage" office:value="0.000968992248062015" calcext:value-type="percentage">
            <text:p>0,10 %</text:p>
          </table:table-cell>
          <table:table-cell table:style-name="ce44" office:value-type="float" office:value="102" calcext:value-type="float">
            <text:p>102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Zona básica de salud no identificada</text:p>
          </table:table-cell>
          <table:table-cell table:style-name="ce31" office:value-type="float" office:value="68" calcext:value-type="float">
            <text:p>68</text:p>
          </table:table-cell>
          <table:table-cell table:style-name="ce38" table:formula="of:=[.B130]/[.$B$131]" office:value-type="percentage" office:value="0.0658914728682171" calcext:value-type="percentage">
            <text:p>6,59 %</text:p>
          </table:table-cell>
          <table:table-cell table:style-name="ce44"/>
          <table:table-cell table:number-columns-repeated="6"/>
        </table:table-row>
        <table:table-row table:style-name="ro5">
          <table:table-cell table:style-name="ce19" office:value-type="string" calcext:value-type="string">
            <text:p>Total casos confirmados en Aragón</text:p>
          </table:table-cell>
          <table:table-cell table:style-name="ce32" table:formula="of:=SUM([.B28:.B130])" office:value-type="float" office:value="1032" calcext:value-type="float">
            <text:p>1.032</text:p>
          </table:table-cell>
          <table:table-cell table:number-columns-repeated="8"/>
        </table:table-row>
        <table:table-row table:style-name="ro3" table:number-rows-repeated="1048444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106'.$A$1" table:cell-range-address="$'20201106'.$F$43:.$H$56"/>
        </table:named-expressions>
      </table:table>
      <table:named-expressions/>
      <table:database-ranges>
        <table:database-range table:name="__Anonymous_Sheet_DB__0" table:target-range-address="'20201106'.F43:'20201106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06" style:display-name="PageStyle_202011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07T19:34:58.548314300</dc:date>
    <meta:generator>LibreOffice/6.0.7.3$Linux_X86_64 LibreOffice_project/00m0$Build-3</meta:generator>
    <meta:editing-duration>PT3M27S</meta:editing-duration>
    <meta:editing-cycles>1</meta:editing-cycles>
    <meta:document-statistic meta:table-count="1" meta:cell-count="590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